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CD200000D3C4114EDEE.svm"/>
  <manifest:file-entry manifest:media-type="" manifest:full-path="Pictures/2000000700000D3C00000D3C207B32EC.svm"/>
  <manifest:file-entry manifest:media-type="" manifest:full-path="Pictures/2000000700000CD200000D076FB47B32.svm"/>
  <manifest:file-entry manifest:media-type="" manifest:full-path="Pictures/2000000700000CEC00000D0701BF635E.svm"/>
  <manifest:file-entry manifest:media-type="" manifest:full-path="Pictures/2000000700000D2100000D21F756956A.svm"/>
  <manifest:file-entry manifest:media-type="" manifest:full-path="Pictures/2000000700000D5600000D5667B60FA3.svm"/>
  <manifest:file-entry manifest:media-type="" manifest:full-path="Pictures/2000000700000D0700000D070046E75E.svm"/>
  <manifest:file-entry manifest:media-type="" manifest:full-path="Pictures/200000070000069E0000061A0CE5804A.svm"/>
  <manifest:file-entry manifest:media-type="" manifest:full-path="Pictures/2000000700000D3C00000D2108ED7735.svm"/>
  <manifest:file-entry manifest:media-type="" manifest:full-path="Pictures/2000000700000CEC00000D2138B16651.svm"/>
  <manifest:file-entry manifest:media-type="" manifest:full-path="Pictures/2000000700000D0700000CECAA06D928.svm"/>
  <manifest:file-entry manifest:media-type="" manifest:full-path="Pictures/2000000700000D2100000D3C2DAB6A9E.svm"/>
  <manifest:file-entry manifest:media-type="" manifest:full-path="Pictures/2000000700000CD200000C82967FE321.svm"/>
  <manifest:file-entry manifest:media-type="" manifest:full-path="Pictures/2000000700000D2100000D213AC793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3.283cm" svg:height="3.388cm" draw:z-index="0"><draw:image xlink:href="Pictures/2000000700000CD200000D3C4114EDEE.svm" xlink:type="simple" xlink:show="embed" xlink:actuate="onLoad"/></draw:frame></text:p>
      <text:p text:style-name="Standard"><draw:frame draw:style-name="fr1" draw:name="images2" text:anchor-type="paragraph" svg:width="3.307cm" svg:height="3.36cm" draw:z-index="1"><draw:image xlink:href="Pictures/2000000700000CEC00000D2138B16651.svm" xlink:type="simple" xlink:show="embed" xlink:actuate="onLoad"/></draw:frame></text:p>
      <text:p text:style-name="Standard"/>
      <text:p text:style-name="Standard"><draw:frame draw:style-name="fr1" draw:name="images3" text:anchor-type="paragraph" svg:width="1.693cm" svg:height="1.563cm" draw:z-index="2"><draw:image xlink:href="Pictures/200000070000069E0000061A0CE5804A.svm" xlink:type="simple" xlink:show="embed" xlink:actuate="onLoad"/></draw:frame></text:p>
      <text:p text:style-name="Standard"/>
      <text:p text:style-name="Standard"><draw:frame draw:style-name="fr1" draw:name="images4" text:anchor-type="paragraph" svg:width="3.36cm" svg:height="3.388cm" draw:z-index="3"><draw:image xlink:href="Pictures/2000000700000D2100000D3C2DAB6A9E.svm" xlink:type="simple" xlink:show="embed" xlink:actuate="onLoad"/></draw:frame><draw:frame draw:style-name="fr1" draw:name="images13" text:anchor-type="paragraph" svg:width="3.36cm" svg:height="3.36cm" draw:z-index="12"><draw:image xlink:href="Pictures/2000000700000D2100000D213AC7939F.svm" xlink:type="simple" xlink:show="embed" xlink:actuate="onLoad"/></draw:frame></text:p>
      <text:p text:style-name="Standard"/>
      <text:p text:style-name="Standard">10 points</text:p>
      <text:p text:style-name="Standard"/>
      <text:p text:style-name="Standard"><draw:frame draw:style-name="fr1" draw:name="images9" text:anchor-type="paragraph" svg:width="3.413cm" svg:height="3.413cm" draw:z-index="8"><draw:image xlink:href="Pictures/2000000700000D5600000D5667B60FA3.svm" xlink:type="simple" xlink:show="embed" xlink:actuate="onLoad"/></draw:frame></text:p>
      <text:p text:style-name="Standard"><draw:frame draw:style-name="fr1" draw:name="images11" text:anchor-type="paragraph" svg:width="3.307cm" svg:height="3.336cm" draw:z-index="10"><draw:image xlink:href="Pictures/2000000700000CEC00000D0701BF635E.svm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s14" text:anchor-type="paragraph" svg:width="3.336cm" svg:height="3.307cm" draw:z-index="13"><draw:image xlink:href="Pictures/2000000700000D0700000CECAA06D928.svm" xlink:type="simple" xlink:show="embed" xlink:actuate="onLoad"/></draw:frame></text:p>
      <text:p text:style-name="Standard"/>
      <text:p text:style-name="Standard"/>
      <text:p text:style-name="Standard">20 points</text:p>
      <text:p text:style-name="Standard"/>
      <text:p text:style-name="Standard"><draw:frame draw:style-name="fr2" draw:name="images6" text:anchor-type="paragraph" svg:width="3.283cm" svg:height="3.336cm" draw:z-index="5"><draw:image xlink:href="Pictures/2000000700000CD200000D076FB47B32.svm" xlink:type="simple" xlink:show="embed" xlink:actuate="onLoad"/></draw:frame>30 points</text:p>
      <text:p text:style-name="Standard"/>
      <text:p text:style-name="Standard"><draw:frame draw:style-name="fr1" draw:name="images10" text:anchor-type="paragraph" svg:width="3.336cm" svg:height="3.336cm" draw:z-index="9"><draw:image xlink:href="Pictures/2000000700000D0700000D070046E75E.svm" xlink:type="simple" xlink:show="embed" xlink:actuate="onLoad"/></draw:frame></text:p>
      <text:p text:style-name="Standard"><draw:frame draw:style-name="fr1" draw:name="images12" text:anchor-type="paragraph" svg:width="3.283cm" svg:height="3.201cm" draw:z-index="11"><draw:image xlink:href="Pictures/2000000700000CD200000C82967FE321.svm" xlink:type="simple" xlink:show="embed" xlink:actuate="onLoad"/></draw:frame></text:p>
      <text:p text:style-name="Standard">40 points</text:p>
      <text:p text:style-name="Standard"/>
      <text:p text:style-name="Standard"><draw:frame draw:style-name="fr2" draw:name="images5" text:anchor-type="paragraph" svg:width="3.388cm" svg:height="3.36cm" draw:z-index="4"><draw:image xlink:href="Pictures/2000000700000D3C00000D2108ED7735.svm" xlink:type="simple" xlink:show="embed" xlink:actuate="onLoad"/></draw:frame></text:p>
      <text:p text:style-name="Standard"/>
      <text:p text:style-name="Standard"><draw:frame draw:style-name="fr2" draw:name="images8" text:anchor-type="paragraph" svg:width="3.36cm" svg:height="3.36cm" draw:z-index="7"><draw:image xlink:href="Pictures/2000000700000D2100000D21F756956A.svm" xlink:type="simple" xlink:show="embed" xlink:actuate="onLoad"/></draw:frame><text:soft-page-break/></text:p>
      <text:p text:style-name="Standard">50 points</text:p>
      <text:p text:style-name="Standard"/>
      <text:p text:style-name="Standard"><draw:frame draw:style-name="fr1" draw:name="images7" text:anchor-type="paragraph" svg:width="3.388cm" svg:height="3.388cm" draw:z-index="6"><draw:image xlink:href="Pictures/2000000700000D3C00000D3C207B32EC.svm" xlink:type="simple" xlink:show="embed" xlink:actuate="onLoad"/></draw:frame></text:p>
      <text:p text:style-name="Standard">(Comète)</text:p>
      <text:p text:style-name="Standard">80 poi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7T07:40:33.66</meta:creation-date>
    <dc:date>2011-06-17T07:52:19.55</dc:date>
    <meta:editing-duration>PT00H11M49S</meta:editing-duration>
    <meta:editing-cycles>4</meta:editing-cycles>
    <meta:generator>OpenOffice.org/3.1$Win32 OpenOffice.org_project/310m11$Build-9399</meta:generator>
    <meta:document-statistic meta:table-count="0" meta:image-count="14" meta:object-count="0" meta:page-count="3" meta:paragraph-count="7" meta:word-count="13" meta:character-count="62"/>
  </office:meta>
</office:document-meta>
</file>